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500BD5FCF82F7FB0F6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3649b" officeooo:paragraph-rsid="0003649b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7.58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</text:p>
      <text:p text:style-name="P1"/>
      <text:p text:style-name="P1"><draw:frame draw:style-name="fr1" draw:name="Image1" text:anchor-type="paragraph" svg:width="14cm" svg:height="19.415cm" draw:z-index="0"><draw:image xlink:href="Pictures/100000000000030000000500BD5FCF82F7FB0F6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3:33:25.246078744</meta:creation-date>
    <meta:print-date>2019-07-18T23:45:44.350769912</meta:print-date>
    <dc:date>2019-07-18T23:47:32.811219334</dc:date>
    <meta:editing-duration>PT14M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8" meta:non-whitespace-character-count="8"/>
  </office:meta>
</office:document-meta>
</file>